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 style:data-style-name="N112">
      <style:table-cell-properties fo:border="0.002cm solid #000000"/>
      <style:text-properties fo:font-size="15pt" style:font-size-asian="15pt" style:font-size-complex="15pt"/>
    </style:style>
    <style:style style:name="ce5" style:family="table-cell" style:parent-style-name="Default" style:data-style-name="N111"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7" style:family="table-cell" style:parent-style-name="Default" style:data-style-name="N113">
      <style:table-cell-properties fo:border="0.002cm solid #000000"/>
      <style:text-properties fo:font-size="15pt" style:font-size-asian="15pt" style:font-size-complex="15pt"/>
    </style:style>
  </office:automatic-styles>
  <office:body>
    <office:spreadsheet>
      <table:table table:name="arabi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I bought my bicycle two years ago.</text:p>
          </table:table-cell>
          <table:table-cell table:style-name="ce3" table:number-columns-repeated="2"/>
          <table:table-cell table:style-name="ce4" office:value-type="date" office:date-value="2021-02-24T11:07:25.05">
            <text:p>0224 <text:s/>1125</text:p>
          </table:table-cell>
          <table:table-cell table:style-name="ce6" office:value-type="date" office:date-value="2021-02-24T11:14:49.45">
            <text:p>0224 <text:s/>1114</text:p>
          </table:table-cell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the price was about twenty thousand Japanese Yen.</text:p>
          </table:table-cell>
          <table:table-cell table:style-name="ce3" table:number-columns-repeated="2"/>
          <table:table-cell table:style-name="ce4" office:value-type="date" office:date-value="2021-02-24T11:07:25.05">
            <text:p>0224 <text:s/>1125</text:p>
          </table:table-cell>
          <table:table-cell table:style-name="ce6" office:value-type="date" office:date-value="2021-02-24T11:14:49.45">
            <text:p>0224 <text:s/>1114</text:p>
          </table:table-cell>
          <table:table-cell table:number-columns-repeated="101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table:number-columns-repeated="3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number-columns-repeated="4"/>
          <table:table-cell table:style-name="ce5" table:formula="of:=NOW()" office:value-type="date" office:date-value="2021-02-24T11:27:47.54">
            <text:p>0224 <text:s/>1127</text:p>
          </table:table-cell>
          <table:table-cell table:style-name="ce5" table:formula="of:=NOW()" office:value-type="date" office:date-value="2021-02-24T11:27:47.54">
            <text:p>0224 <text:s/>112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i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the display of my computer is big.</text:p>
          </table:table-cell>
          <table:table-cell table:style-name="ce3" table:number-columns-repeated="2"/>
          <table:table-cell table:style-name="ce4" office:value-type="string">
            <text:p> 20210223_112347</text:p>
          </table:table-cell>
          <table:table-cell table:style-name="ce7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my stomach is small.</text:p>
          </table:table-cell>
          <table:table-cell table:style-name="ce3" table:number-columns-repeated="2"/>
          <table:table-cell table:style-name="ce4" office:value-type="string">
            <text:p> 20210223_112347</text:p>
          </table:table-cell>
          <table:table-cell table:style-name="ce7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it is warm this week.</text:p>
          </table:table-cell>
          <table:table-cell table:style-name="ce3" table:number-columns-repeated="2"/>
          <table:table-cell table:style-name="ce4" office:value-type="string">
            <text:p> 20210223_112347</text:p>
          </table:table-cell>
          <table:table-cell table:style-name="ce7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today, it is a little cold.</text:p>
          </table:table-cell>
          <table:table-cell table:style-name="ce3" table:number-columns-repeated="2"/>
          <table:table-cell table:style-name="ce7" office:value-type="date" office:date-value="2021-02-24T11:20:52.04">
            <text:p>0224 <text:s/>1120</text:p>
          </table:table-cell>
          <table:table-cell table:style-name="ce7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the air is dry.</text:p>
          </table:table-cell>
          <table:table-cell table:style-name="ce3" table:number-columns-repeated="2"/>
          <table:table-cell table:style-name="ce7"/>
          <table:table-cell table:style-name="ce7" office:value-type="date" office:date-value="2021-02-24T11:27:38.56">
            <text:p>0224 <text:s/>1127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7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7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number-columns-repeated="3"/>
          <table:table-cell table:style-name="ce7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number-columns-repeated="3"/>
          <table:table-cell table:style-name="ce7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7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table:number-columns-repeated="3"/>
          <table:table-cell table:style-name="ce7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table:formula="of:=NOW()" office:value-type="date" office:date-value="2021-02-24T11:27:40.42">
            <text:p>0224 <text:s/>1127</text:p>
          </table:table-cell>
          <table:table-cell table:style-name="ce5" table:formula="of:=NOW()" office:value-type="date" office:date-value="2021-02-24T11:27:40.42">
            <text:p>0224 <text:s/>1127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  </number:text>
      <number:hours/>
      <number:seconds number:style="long"/>
    </number:date-style>
    <number:date-style style:name="N113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/02/24</text:date>, <text:time>11:27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2-24T11:27:47.42</dc:date>
    <dc:creator>iwabuchi ken</dc:creator>
    <meta:editing-duration>PT39M47S</meta:editing-duration>
    <meta:editing-cycles>11</meta:editing-cycles>
    <meta:generator>OpenOffice/4.1.3$Win32 OpenOffice.org_project/413m1$Build-9783</meta:generator>
    <meta:document-statistic meta:table-count="3" meta:cell-count="66" meta:object-count="0"/>
  </office:meta>
</office:document-meta>
</file>